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text-properties officeooo:rsid="0000ef86" officeooo:paragraph-rsid="0000ef86"/>
    </style:style>
    <style:style style:name="P2" style:family="paragraph" style:parent-style-name="Standard">
      <style:text-properties fo:font-style="italic" officeooo:rsid="0000ef86" officeooo:paragraph-rsid="0000ef86"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apers on salt and BP show that salt increases the risk of all cause mortality, and cardiovascular disease endpoints, the literature does not identify hypertension. </text:p>
      <text:p text:style-name="P1"/>
      <text:p text:style-name="P1">D’Elia et al look at arterial stiffness pressure wave velocity ‘PWV’ and show that this increases with salt intake. This arterial stiffness is potentially more sensitive to sodium intake than BP. </text:p>
      <text:p text:style-name="P2"/>
      <text:p text:style-name="P2">“Eleven studies met the predefined inclusion criteria and provided 14 cohorts with 431 participants and 1–6 weeks intervention time. In the pooled analysis, an average reduction in sodium intake of 89.3 mmol/day was associated with a 2.84% (95% CI0.51–5.08) reduction in PWV.”</text:p>
      <text:p text:style-name="P2"/>
      <text:p text:style-name="P1">D’Elia’s results show that BP is less accurately predicted than arterial stiffness. This may be a cause of the equivocal results found by studies looking at BP.</text:p>
      <text:p text:style-name="P1"/>
      <text:p text:style-name="P1"/>
      <text:p text:style-name="P1">Graudal et al. Studied cohort studies as there were no RCTs of increased sodium intake.</text:p>
      <text:p text:style-name="P2">“Data from 23 cohort studies and 2 follow-up studies of RCTs (n = 274,683) showed that the risks of ACM and CVDEs were…. increased in high sodium vs. usual sodium intake (ACM: HR = 1.16, 95% CI = 1.03-1.30; CVDEs: HR = 1.12, 95% CI = 1.02-1.24).”</text:p>
      <text:p text:style-name="P1"/>
      <text:p text:style-name="P1">Straluzzo </text:p>
      <text:p text:style-name="P1"/>
      <text:p text:style-name="P1">the papers on UPF and Hypertension show an increase in hypertension with increased upf intake</text:p>
      <text:p text:style-name="P1"/>
      <text:p text:style-name="P1">two meta analyses that of Wang et al and mambrini et al highlight the risk of hypertension with high UPF </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6:30:48.512787532</meta:creation-date>
    <dc:date>2023-06-18T17:32:32.302864906</dc:date>
    <meta:editing-duration>P1DT1H1M46S</meta:editing-duration>
    <meta:editing-cycles>1</meta:editing-cycles>
    <meta:document-statistic meta:table-count="0" meta:image-count="0" meta:object-count="0" meta:page-count="1" meta:paragraph-count="9" meta:word-count="226" meta:character-count="1342" meta:non-whitespace-character-count="1123"/>
    <meta:generator>LibreOffice/7.5.4.2$Linux_X86_64 LibreOffice_project/f5df176c80caea84288e6d2ddbbc413e4968a422</meta:generator>
  </office:meta>
</office:document-meta>
</file>